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6.113cm" fo:min-width="11.07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35cm" svg:stroke-color="#00a933" draw:marker-start="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862cm" fo:min-width="1.12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="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3465a4" draw:marker-start="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1.678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04cm" fo:min-width="1.1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cm"/>
      <style:paragraph-properties style:writing-mode="lr-tb"/>
    </style:style>
    <style:style style:name="co1" style:family="table-column">
      <style:table-column-properties style:column-width="1.198cm" style:use-optimal-column-width="false"/>
    </style:style>
    <style:style style:name="co2" style:family="table-column">
      <style:table-column-properties style:column-width="1.412cm" style:use-optimal-column-width="false"/>
    </style:style>
    <style:style style:name="co3" style:family="table-column">
      <style:table-column-properties style:column-width="1.418cm" style:use-optimal-column-width="false"/>
    </style:style>
    <style:style style:name="co4" style:family="table-column">
      <style:table-column-properties style:column-width="1.437cm" style:use-optimal-column-width="false"/>
    </style:style>
    <style:style style:name="co5" style:family="table-column">
      <style:table-column-properties style:column-width="1.287cm" style:use-optimal-column-width="false"/>
    </style:style>
    <style:style style:name="co6" style:family="table-column">
      <style:table-column-properties style:column-width="1.271cm" style:use-optimal-column-width="false"/>
    </style:style>
    <style:style style:name="ro1" style:family="table-row">
      <style:table-row-properties style:row-height="0.80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0.6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684cm" svg:height="6.477cm" svg:x="3.159cm" svg:y="1.127cm">
          <text:p text:style-name="P1"><text:span text:style-name="T1">TDMA scheduler controll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66.372420374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.397cm" svg:y1="3.413cm" svg:x2="2.397cm" svg:y2="6.334cm">
          <text:p/>
        </draw:line>
        <draw:custom-shape draw:style-name="gr3" draw:text-style-name="P5" draw:layer="layout" svg:width="1.778cm" svg:height="1.27cm" svg:x="1.127cm" svg:y="6.334cm">
          <text:p text:style-name="P4"><text:span text:style-name="T1">TDMA</text:span></text:p>
          <text:p text:style-name="P4"><text:span text:style-name="T1">Sched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.905cm" svg:y1="6.588cm" svg:x2="5.699cm" svg:y2="6.584cm">
          <text:p/>
        </draw:line>
        <draw:line draw:style-name="gr5" draw:text-style-name="P3" draw:layer="layout" svg:x1="1.635cm" svg:y1="5.699cm" svg:x2="1.635cm" svg:y2="6.334cm">
          <text:p/>
        </draw:line>
        <draw:frame draw:style-name="standard" draw:layer="layout" svg:width="5.464cm" svg:height="3.263cm" svg:x="3.409cm" svg:y="2.5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Ind</text:p>
              </table:table-cell>
              <table:table-cell>
                <text:p text:style-name="P6">TS0</text:p>
              </table:table-cell>
              <table:table-cell>
                <text:p text:style-name="P6">TS1</text:p>
              </table:table-cell>
              <table:table-cell>
                <text:p text:style-name="P6">TS2</text:p>
              </table:table-cell>
            </table:table-row>
            <table:table-row table:style-name="ro2" table:default-cell-style-name="ce1"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</table:table-row>
            <table:table-row table:style-name="ro2" table:default-cell-style-name="ce1"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</table:table-row>
            <table:table-row table:style-name="ro3" table:default-cell-style-name="ce1">
              <table:table-cell>
                <text:p text:style-name="P6">2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286cm" svg:height="2.447cm" svg:x="9.338cm" svg:y="3.032cm">
          <table:table table:template-name="default" table:use-banding-rows-styles="true">
            <table:table-column table:style-name="co5"/>
            <table:table-row table:style-name="ro2">
              <table:table-cell table:style-name="ce1"/>
            </table:table-row>
            <table:table-row table:style-name="ro2">
              <table:table-cell table:style-name="ce1">
                <text:p text:style-name="P6">1</text:p>
              </table:table-cell>
            </table:table-row>
            <table:table-row table:style-name="ro2">
              <table:table-cell table:style-name="ce1">
                <text:p text:style-name="P6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27cm" svg:height="2.447cm" svg:x="11.07cm" svg:y="3.05cm">
          <table:table table:template-name="default" table:use-banding-rows-styles="true">
            <table:table-column table:style-name="co6"/>
            <table:table-row table:style-name="ro2">
              <table:table-cell table:style-name="ce1"/>
            </table:table-row>
            <table:table-row table:style-name="ro2">
              <table:table-cell table:style-name="ce1">
                <text:p text:style-name="P6">2</text:p>
              </table:table-cell>
            </table:table-row>
            <table:table-row table:style-name="ro2">
              <table:table-cell table:style-name="ce1">
                <text:p text:style-name="P6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27cm" svg:height="2.447cm" svg:x="12.811cm" svg:y="3.047cm">
          <table:table table:template-name="default" table:use-banding-rows-styles="true">
            <table:table-column table:style-name="co6"/>
            <table:table-row table:style-name="ro2">
              <table:table-cell table:style-name="ce1"/>
            </table:table-row>
            <table:table-row table:style-name="ro2">
              <table:table-cell table:style-name="ce1">
                <text:p text:style-name="P6">2</text:p>
              </table:table-cell>
            </table:table-row>
            <table:table-row table:style-name="ro2">
              <table:table-cell table:style-name="ce1">
                <text:p text:style-name="P6">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3" draw:layer="layout" svg:x1="2.397cm" svg:y1="3.794cm" svg:x2="3.413cm" svg:y2="3.79cm">
          <text:p/>
        </draw:line>
        <draw:custom-shape draw:style-name="gr6" draw:text-style-name="P5" draw:layer="layout" svg:width="2.286cm" svg:height="0.762cm" svg:x="5.699cm" svg:y="6.203cm">
          <text:p text:style-name="P4"><text:span text:style-name="T1">FIFO fi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842cm" svg:y1="5.822cm" svg:x2="6.842cm" svg:y2="6.203cm">
          <text:p/>
        </draw:line>
        <draw:line draw:style-name="gr7" draw:text-style-name="P3" draw:layer="layout" svg:x1="7.985cm" svg:y1="6.584cm" svg:x2="9.128cm" svg:y2="6.588cm">
          <text:p/>
        </draw:line>
        <draw:custom-shape draw:style-name="gr6" draw:text-style-name="P5" draw:layer="layout" svg:width="2.286cm" svg:height="0.762cm" svg:x="9.636cm" svg:y="5.826cm">
          <text:p text:style-name="P4"><text:span text:style-name="T1">TS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89cm" svg:y1="5.449cm" svg:x2="9.89cm" svg:y2="5.826cm">
          <text:p/>
        </draw:line>
        <draw:line draw:style-name="gr4" draw:text-style-name="P3" draw:layer="layout" svg:x1="11.668cm" svg:y1="5.449cm" svg:x2="11.668cm" svg:y2="5.826cm">
          <text:p/>
        </draw:line>
        <draw:custom-shape draw:style-name="gr8" draw:text-style-name="P5" draw:layer="layout" svg:width="1.778cm" svg:height="0.762cm" svg:x="12.811cm" svg:y="5.826cm">
          <text:p text:style-name="P4"><text:span text:style-name="T1">TS 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463cm" svg:height="0.806cm" svg:x="0.934cm" svg:y="4.937cm">
          <draw:text-box>
            <text:p><text:span text:style-name="T1">PTP</text:span></text:p>
          </draw:text-box>
        </draw:frame>
        <draw:frame draw:style-name="gr9" draw:text-style-name="P7" draw:layer="layout" svg:width="2.077cm" svg:height="0.806cm" svg:x="1.082cm" svg:y="2.607cm">
          <draw:text-box>
            <text:p><text:span text:style-name="T1">A</text:span><text:span text:style-name="T1">X</text:span><text:span text:style-name="T1">I</text:span><text:span text:style-name="T1"> </text:span><text:span text:style-name="T1">l</text:span><text:span text:style-name="T1">i</text:span><text:span text:style-name="T1">t</text:span><text:span text:style-name="T1">e</text:span></text:p>
          </draw:text-box>
        </draw:frame>
        <draw:line draw:style-name="gr7" draw:text-style-name="P3" draw:layer="layout" svg:x1="11.922cm" svg:y1="6.207cm" svg:x2="12.557cm" svg:y2="6.207cm">
          <text:p/>
        </draw:line>
        <draw:frame draw:style-name="gr9" draw:text-style-name="P7" draw:layer="layout" svg:width="1.967cm" svg:height="0.806cm" svg:x="9.001cm" svg:y="1.845cm">
          <draw:text-box>
            <text:p><text:span text:style-name="T1">Start 0</text:span></text:p>
          </draw:text-box>
        </draw:frame>
        <draw:frame draw:style-name="gr9" draw:text-style-name="P7" draw:layer="layout" svg:width="2.047cm" svg:height="0.806cm" svg:x="10.652cm" svg:y="1.845cm">
          <draw:text-box>
            <text:p><text:span text:style-name="T1">Start </text:span><text:span text:style-name="T1">N</text:span></text:p>
          </draw:text-box>
        </draw:frame>
        <draw:frame draw:style-name="gr9" draw:text-style-name="P7" draw:layer="layout" svg:width="1.522cm" svg:height="0.806cm" svg:x="12.684cm" svg:y="1.845cm">
          <draw:text-box>
            <text:p><text:span text:style-name="T1">Stop</text:span></text:p>
          </draw:text-box>
        </draw:frame>
        <draw:frame draw:style-name="gr9" draw:text-style-name="P7" draw:layer="layout" svg:width="2.957cm" svg:height="0.806cm" svg:x="5.028cm" svg:y="1.845cm">
          <draw:text-box>
            <text:p><text:span text:style-name="T1">Enab</text:span><text:span text:style-name="T1">le </text:span><text:span text:style-name="T1">bits</text:span></text:p>
          </draw:text-box>
        </draw:frame>
        <draw:line draw:style-name="gr4" draw:text-style-name="P3" draw:layer="layout" svg:x1="9.89cm" svg:y1="2.651cm" svg:x2="9.89cm" svg:y2="3.028cm">
          <text:p/>
        </draw:line>
        <draw:line draw:style-name="gr4" draw:text-style-name="P3" draw:layer="layout" svg:x1="11.668cm" svg:y1="2.655cm" svg:x2="11.668cm" svg:y2="3.032cm">
          <text:p/>
        </draw:line>
        <draw:line draw:style-name="gr4" draw:text-style-name="P3" draw:layer="layout" svg:x1="13.446cm" svg:y1="2.655cm" svg:x2="13.446cm" svg:y2="3.032cm">
          <text:p/>
        </draw:line>
        <draw:line draw:style-name="gr7" draw:text-style-name="P3" draw:layer="layout" svg:x1="9.127cm" svg:y1="2.651cm" svg:x2="9.128cm" svg:y2="6.588cm">
          <text:p/>
        </draw:line>
        <draw:line draw:style-name="gr7" draw:text-style-name="P3" draw:layer="layout" svg:x1="9.129cm" svg:y1="2.652cm" svg:x2="11.668cm" svg:y2="2.651cm">
          <text:p/>
        </draw:line>
        <draw:line draw:style-name="gr4" draw:text-style-name="P3" draw:layer="layout" svg:x1="13.446cm" svg:y1="5.449cm" svg:x2="13.446cm" svg:y2="5.826cm">
          <text:p/>
        </draw:line>
        <draw:line draw:style-name="gr7" draw:text-style-name="P3" draw:layer="layout" svg:x1="12.556cm" svg:y1="2.651cm" svg:x2="12.557cm" svg:y2="6.207cm">
          <text:p/>
        </draw:line>
        <draw:line draw:style-name="gr7" draw:text-style-name="P3" draw:layer="layout" svg:x1="12.557cm" svg:y1="2.651cm" svg:x2="13.446cm" svg:y2="2.651cm">
          <text:p/>
        </draw:line>
        <draw:line draw:style-name="gr4" draw:text-style-name="P3" draw:layer="layout" svg:x1="11.541cm" svg:y1="6.969cm" svg:x2="15.097cm" svg:y2="6.969cm">
          <text:p/>
        </draw:line>
        <draw:line draw:style-name="gr7" draw:text-style-name="P3" draw:layer="layout" svg:x1="11.541cm" svg:y1="6.588cm" svg:x2="11.541cm" svg:y2="6.969cm">
          <text:p/>
        </draw:line>
        <draw:line draw:style-name="gr7" draw:text-style-name="P3" draw:layer="layout" svg:x1="14.208cm" svg:y1="6.588cm" svg:x2="14.208cm" svg:y2="6.969cm">
          <text:p/>
        </draw:line>
        <draw:custom-shape draw:style-name="gr3" draw:text-style-name="P5" draw:layer="layout" svg:width="1.778cm" svg:height="1.27cm" svg:x="15.097cm" svg:y="6.334cm">
          <text:p text:style-name="P4"><text:span text:style-name="T1">TX</text:span></text:p>
          <text:p text:style-name="P4"><text:span text:style-name="T1">Sched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905cm" svg:y1="7.35cm" svg:x2="13.192cm" svg:y2="7.35cm">
          <text:p/>
        </draw:line>
        <draw:line draw:style-name="gr4" draw:text-style-name="P3" draw:layer="layout" svg:x1="6.842cm" svg:y1="7.35cm" svg:x2="6.842cm" svg:y2="6.969cm">
          <text:p/>
        </draw:line>
        <draw:line draw:style-name="gr4" draw:text-style-name="P3" draw:layer="layout" svg:x1="10.017cm" svg:y1="7.35cm" svg:x2="10.017cm" svg:y2="6.588cm">
          <text:p/>
        </draw:line>
        <draw:line draw:style-name="gr4" draw:text-style-name="P3" draw:layer="layout" svg:x1="13.192cm" svg:y1="7.35cm" svg:x2="13.192cm" svg:y2="6.588cm">
          <text:p/>
        </draw:line>
        <draw:frame draw:style-name="gr9" draw:text-style-name="P7" draw:layer="layout" svg:width="2.458cm" svg:height="0.806cm" svg:x="3.032cm" svg:y="5.909cm">
          <draw:text-box>
            <text:p><text:span text:style-name="T1">TS index</text:span></text:p>
          </draw:text-box>
        </draw:frame>
        <draw:frame draw:style-name="gr9" draw:text-style-name="P7" draw:layer="layout" svg:width="1.967cm" svg:height="0.806cm" svg:x="3.032cm" svg:y="6.671cm">
          <draw:text-box>
            <text:p><text:span text:style-name="T1">Tim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SC" style:font-family-asian="'Source Han Sans SC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30T22:26:06.871538243</meta:creation-date>
    <dc:date>2020-01-01T02:21:19.597172235</dc:date>
    <meta:editing-duration>PT2H42M43S</meta:editing-duration>
    <meta:editing-cycles>13</meta:editing-cycles>
    <meta:generator>LibreOffice/6.3.4.2.0$Linux_X86_64 LibreOffice_project/30$Build-2</meta:generator>
    <meta:document-statistic meta:object-count="42"/>
  </office:meta>
</office:document-meta>
</file>